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P1" style:family="paragraph" style:parent-style-name="Table_20_Contents">
      <style:paragraph-properties fo:text-align="center" style:justify-single-word="false"/>
      <style:text-properties style:font-name="Liberation Serif" officeooo:rsid="002b4ee4" officeooo:paragraph-rsid="002b4ee4"/>
    </style:style>
    <style:style style:name="P2" style:family="paragraph" style:parent-style-name="Table_20_Contents">
      <style:paragraph-properties fo:text-align="end" style:justify-single-word="false"/>
      <style:text-properties style:font-name="Liberation Serif" officeooo:rsid="000415b6" officeooo:paragraph-rsid="000415b6"/>
    </style:style>
    <style:style style:name="P3" style:family="paragraph" style:parent-style-name="Standard">
      <style:paragraph-properties fo:text-align="start" style:justify-single-word="false"/>
      <style:text-properties style:font-name="Liberation Serif" fo:font-size="12pt" fo:font-weight="normal" officeooo:rsid="003403ea" officeooo:paragraph-rsid="003403e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3e33ee" officeooo:paragraph-rsid="003403e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47de04" officeooo:paragraph-rsid="004b0d88" style:font-size-asian="12pt" style:font-weight-asian="normal" style:font-size-complex="12pt" style:font-weight-complex="normal"/>
    </style:style>
    <style:style style:name="P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4b0d88" officeooo:paragraph-rsid="0055c236" style:font-size-asian="12pt" style:font-weight-asian="normal"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4pt" fo:font-weight="normal" officeooo:rsid="003f3934" officeooo:paragraph-rsid="003f3934"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 fo:font-size="14pt" fo:font-weight="bold" officeooo:rsid="0047de04" officeooo:paragraph-rsid="0047de04" style:font-size-asian="14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Liberation Serif" fo:font-size="14pt" fo:font-weight="bold" officeooo:rsid="0047de04" officeooo:paragraph-rsid="0047de04"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0pt" officeooo:rsid="01e03e6a" officeooo:paragraph-rsid="006179c3" style:font-size-asian="10pt" style:font-size-complex="10pt"/>
    </style:style>
    <style:style style:name="P16"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0d88" officeooo:paragraph-rsid="005bca2e" style:font-size-asian="12pt" style:font-weight-asian="normal" style:font-size-complex="12pt" style:font-weight-complex="normal"/>
    </style:style>
    <style:style style:name="P17"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18"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add3" officeooo:paragraph-rsid="004badd3" style:font-size-asian="12pt" style:font-weight-asian="normal" style:font-size-complex="12pt" style:font-weight-complex="normal"/>
    </style:style>
    <style:style style:name="P19"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add3" officeooo:paragraph-rsid="0055c236" style:font-size-asian="12pt" style:font-weight-asian="normal" style:font-size-complex="12pt" style:font-weight-complex="normal"/>
    </style:style>
    <style:style style:name="P20"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5bca2e" officeooo:paragraph-rsid="005bca2e" style:font-size-asian="12pt" style:font-weight-asian="normal" style:font-size-complex="12pt" style:font-weight-complex="normal"/>
    </style:style>
    <style:style style:name="P21"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22"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23"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98004" officeooo:paragraph-rsid="0049800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63f6f6" officeooo:paragraph-rsid="0063f6f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64b546" officeooo:paragraph-rsid="0064b54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4pt" fo:font-weight="bold" officeooo:rsid="004b0d88" officeooo:paragraph-rsid="004b0d8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font-weight="bold" officeooo:rsid="0063f6f6" officeooo:paragraph-rsid="0063f6f6"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4pt" fo:font-weight="bold" officeooo:rsid="0063f6f6" officeooo:paragraph-rsid="0064b546"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fo:font-weight="bold" officeooo:rsid="0064b546" officeooo:paragraph-rsid="0064b546" style:font-size-asian="14pt" style:font-weight-asian="bold" style:font-size-complex="14pt" style:font-weight-complex="bold"/>
    </style:style>
    <style:style style:name="P30" style:family="paragraph" style:parent-style-name="Standard" style:list-style-name="L1">
      <style:paragraph-properties fo:margin-top="0cm" fo:margin-bottom="0cm" style:contextual-spacing="false" fo:text-align="start" style:justify-single-word="false"/>
      <style:text-properties officeooo:paragraph-rsid="00577f7d"/>
    </style:style>
    <style:style style:name="P31" style:family="paragraph" style:parent-style-name="Table_20_Contents">
      <style:text-properties style:font-name="Liberation Serif" fo:font-weight="bold" officeooo:rsid="0063f6f6" officeooo:paragraph-rsid="0063f6f6" style:font-weight-asian="bold" style:font-weight-complex="bold"/>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bca2e" style:font-weight-asian="bold" style:font-weight-complex="bold"/>
    </style:style>
    <style:style style:name="T4" style:family="text">
      <style:text-properties officeooo:rsid="004cd36a"/>
    </style:style>
    <style:style style:name="T5" style:family="text">
      <style:text-properties officeooo:rsid="004ecd8d"/>
    </style:style>
    <style:style style:name="T6" style:family="text">
      <style:text-properties style:font-name="Liberation Serif" fo:font-size="12pt" fo:font-weight="normal" officeooo:rsid="0047de04" style:font-size-asian="12pt" style:font-weight-asian="normal" style:font-size-complex="12pt" style:font-weight-complex="normal"/>
    </style:style>
    <style:style style:name="T7" style:family="text">
      <style:text-properties style:font-name="Liberation Serif" fo:font-size="12pt" fo:font-weight="normal" officeooo:rsid="00577f7d" style:font-size-asian="12pt" style:font-weight-asian="normal" style:font-size-complex="12pt" style:font-weight-complex="normal"/>
    </style:style>
    <style:style style:name="T8" style:family="text">
      <style:text-properties style:font-name="Liberation Serif" fo:font-size="12pt" fo:font-weight="bold" officeooo:rsid="0047de04" style:font-size-asian="12pt" style:font-weight-asian="bold" style:font-size-complex="12pt" style:font-weight-complex="bold"/>
    </style:style>
    <style:style style:name="T9" style:family="text">
      <style:text-properties officeooo:rsid="0055c236"/>
    </style:style>
    <style:style style:name="T10" style:family="text">
      <style:text-properties officeooo:rsid="00577f7d"/>
    </style:style>
    <style:style style:name="T11" style:family="text">
      <style:text-properties officeooo:rsid="005bca2e"/>
    </style:style>
    <style:style style:name="T12" style:family="text">
      <style:text-properties fo:font-style="normal" style:font-style-asian="normal" style:font-style-complex="normal"/>
    </style:style>
    <style:style style:name="T13" style:family="text">
      <style:text-properties fo:font-style="normal" officeooo:rsid="00840c47" style:font-style-asian="normal" style:font-style-complex="normal"/>
    </style:style>
    <style:style style:name="T14" style:family="text">
      <style:text-properties fo:font-style="normal" officeooo:rsid="006221f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1cdb0b8"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64b546" style:font-size-asian="10.5pt" style:font-weight-asian="normal" style:font-size-complex="12pt" style:font-weight-complex="normal"/>
    </style:style>
    <style:style style:name="T20" style:family="text">
      <style:text-properties fo:font-size="12pt" style:font-size-asian="10.5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8">Die Entwicklung von Software, also Computerprogrammen und den zugehörigen Daten, ist einer der Hauptbereiche der Informatik. Es gibt auch andere Bereiche, wie die Entwicklung von Programmiersprachen oder neuer Datenbankmodelle, aber die geschehen fast ausschließlich an Universitäten, während die meisten fertigen Informatiker*innen mit Softwareentwicklung ihre Brötchen verdienen. Man kann Softwareentwicklung </text:span><text:span text:style-name="T19">folgendermaßen</text:span><text:span text:style-name="T18"> </text:span><text:span text:style-name="T19">ein</text:span><text:span text:style-name="T18">teilen: </text:span></text:p>
      <text:p text:style-name="P28"><text:span text:style-name="T18"/></text:p>
      <table:table table:name="Tabelle2" table:style-name="Tabelle2">
        <table:table-column table:style-name="Tabelle2.A" table:number-columns-repeated="2"/>
        <table:table-row table:style-name="TableLine2065266111888">
          <table:table-cell table:style-name="Tabelle2.A1" office:value-type="string">
            <text:p text:style-name="P28"><text:span text:style-name="T18">Entwicklung von spezieller Software für einen Kunden oder für einen bestimmten Zweck innerhalb der eigenen Firma</text:span></text:p>
            <text:p text:style-name="P28"><text:span text:style-name="T18"/></text:p>
            <text:p text:style-name="P29"><text:span text:style-name="T20">Beispiel</text:span></text:p>
            <text:p text:style-name="P25"><text:span text:style-name="T18">Eine Hotelkette möchte die Buchung von Zimmern über das Internet ermöglichen und beauftragt zu diesem Zweck eine Firma, diese Software zu entwickeln.</text:span></text:p>
          </table:table-cell>
          <table:table-cell table:style-name="Tabelle2.B1" office:value-type="string">
            <text:p text:style-name="P28"><text:span text:style-name="T18">Neuentwicklungen, mit denen man über Lizenzen, Abonnements oder Werbung Geld durch eine große Nutzergruppe verdient</text:span></text:p>
            <text:p text:style-name="P28"><text:span text:style-name="T18"/></text:p>
            <text:p text:style-name="P29"><text:span text:style-name="T20">Beispiel</text:span></text:p>
            <text:p text:style-name="P29"><text:span text:style-name="T18">Eine Spielefirma entwickelt ein neues Spiel, das kostenlos über die verschiedenen Appstores heruntergeladen werden kann und in dem Nutzer spezielle Inhalte kaufen können.</text:span></text:p>
          </table:table-cell>
        </table:table-row>
      </table:table>
      <text:p text:style-name="P27"><text:span text:style-name="T18"/></text:p>
      <text:p text:style-name="P27"><text:span text:style-name="T18"/></text:p>
      <text:p text:style-name="P29">Aufgabe</text:p>
      <text:p text:style-name="P24"/>
      <text:p text:style-name="P25">Nimm an, dass du als Geschäftsführer einer Softwarefirma 10 Mitarbeiter*innen zur Verfügung hast. Überlege für beide der o.g. Beispiele, in welche Rollen du diese 10 Leute aufteilen würdest, um (möglichst effizient) die gewünschte Software zu entwickeln.</text:p>
      <text:p text:style-name="P24"/>
      <text:p text:style-name="P24"/>
      <text:p text:style-name="P24"/>
      <text:p text:style-name="P26">Rollen in der Softwareentwicklung</text:p>
      <text:p text:style-name="P7"/>
      <text:p text:style-name="P10">In den ersten Jahrzehnten der <text:span text:style-name="T11">Programmiersprachen</text:span> wurden Computerprogramme meist für <text:span text:style-name="T9">militärische und</text:span> wissenschaftliche Anwendungen entwickelt, bei denen es um die Berechnung komplexer mathematischer Probleme ging. Programme wurden <text:span text:style-name="T11">in der Regel von Einzelpersonen</text:span> erstellt und von wenigen Menschen benutzt – die Entwickler waren selbst die Anwender ihrer Programme. <text:span text:style-name="T9">Die </text:span>Programme <text:span text:style-name="T9">produzierten</text:span> <text:span text:style-name="T9">meist</text:span> reine Rechenergebnisse, und <text:span text:style-name="T9">brauchten</text:span> nicht komfortabel <text:span text:style-name="T9">bedienbar </text:span>zu sein.</text:p>
      <text:p text:style-name="P9"/>
      <text:p text:style-name="P10">Heute sind Softwareprojekte oft sehr viel umfangreicher und komplexer. <text:span text:style-name="T9">Systeme wie z.B.</text:span> Google Maps <text:span text:style-name="T9">werden</text:span> von Millionen von Anwendern benutzt <text:span text:style-name="T9">und verarbeiten gigantische Datenmengen.</text:span></text:p>
      <text:p text:style-name="P10">Für die Entwicklung <text:span text:style-name="T11">so einer</text:span> Software haben viele Menschen viele Jahre gebraucht, und die Entwicklung geht auch <text:span text:style-name="T9">nach Jahren</text:span> immer noch weiter.</text:p>
      <text:p text:style-name="P9"/>
      <text:p text:style-name="P9">Für große <text:span text:style-name="T9">Softwarep</text:span>rojekte muss der Arbeitsprozess sehr viel strukturierter sein, als wenn ein Wissenschaftler für sich selbst ein Programm schreibt. In <text:span text:style-name="T9">modernen</text:span> Entwicklungsteams gibt es daher eine Reihe von unterschiedlichen Aufgaben und Rollen:</text:p>
      <text:list xml:id="list3053222613" text:style-name="L1">
        <text:list-item>
          <text:p text:style-name="P16">Ein <text:span text:style-name="T2">Systemanalytiker</text:span> erfasst zunächst eine Liste von <text:span text:style-name="T2">Anforderungen</text:span> an eine neue Software.<text:line-break/><text:span text:style-name="T9">E</text:span>r formuliert präzise, welche Aufgaben die Software erledigen soll und wie die Anwender diese bedienen werden. <text:span text:style-name="T11">Anforderungsanalyse findet oft in Gesprächen mit Kunden statt und bildet eine Brücke zwischen den Vorstellungen der Kunden und den Programmierern. <text:line-break/>Die</text:span> Anforderungsanalyse kann <text:span text:style-name="T9">in Form eines </text:span>Dokument<text:span text:style-name="T9">s</text:span> („Pflichtenheft“), oder <text:span text:style-name="T9">mithilfe</text:span> einer speziellen Software <text:span text:style-name="T9">erstellt werden</text:span>.</text:p>
        </text:list-item>
        <text:list-item>
          <text:p text:style-name="P17"><text:soft-page-break/>Ein <text:span text:style-name="T2">Software-Architekt</text:span> entwickelt ein <text:span text:style-name="T2">Modell</text:span> für die neue Software. Er stellt in Diagrammen dar, wie die Software strukturiert ist, aus welchen Teilen (Klassen) sie besteht und wie diese Teile zusammenhängen.</text:p>
        </text:list-item>
        <text:list-item>
          <text:p text:style-name="P17"><text:span text:style-name="T2">Programmierer</text:span> schreiben anhand des Modells den <text:span text:style-name="T2">Quellcode</text:span>, also das eigentliche Programm in einer Programmiersprache.</text:p>
        </text:list-item>
        <text:list-item>
          <text:p text:style-name="P18"><text:span text:style-name="T2">Software-Tester</text:span> prüfen regelmäßig die Arbeit der Programmierer – denn es ist sehr schwierig, fehlerfreie Programme zu erstellen. Durch Tests soll die Zahl der Fehler möglichst gering gehalten werden.</text:p>
        </text:list-item>
        <text:list-item>
          <text:p text:style-name="P20"><text:span text:style-name="T2">Grafiker</text:span> erstellen Grafiken für die Software. Je nach Art der Software kann das ein kleiner oder auch ein sehr großer Anteil der gesamten Arbeit sein. Insbesondere bei Spielen kommen auch noch 3D-Modellierer hinzu.</text:p>
        </text:list-item>
        <text:list-item>
          <text:p text:style-name="P18"><text:span text:style-name="T4">Ein </text:span><text:span text:style-name="T2">Projektmanager</text:span> organisier<text:span text:style-name="T4">t</text:span> den Arbeitsprozess dieser Mitarbeiter und <text:span text:style-name="T4">ist dafür</text:span> verantwortlich, dass der Zeitplan für die Entwicklung des Projekts eingehalten wird.<text:line-break/><text:span text:style-name="T9">Entwicklungsprozesse sind heute standardisiert, ein Beispiel ist SCRUM.</text:span></text:p>
        </text:list-item>
        <text:list-item>
          <text:p text:style-name="P19">D<text:span text:style-name="T11">as</text:span> <text:span text:style-name="T3">Su</text:span><text:span text:style-name="T2">pport-</text:span><text:span text:style-name="T3">Team</text:span> ist für verschiedene Bereiche zuständig:<text:line-break/>Hilfe bei der Installation der Software, Schulung von Mitarbeitern des Kunden, Erstellen von Handbüchern <text:span text:style-name="T9">und</text:span> Webseiten, Hilfe bei Schwierigkeiten und Problemen.</text:p>
        </text:list-item>
      </text:list>
      <text:p text:style-name="P4"/>
      <text:p text:style-name="P13"/>
      <text:p text:style-name="P14"><text:span text:style-name="T11">Vorteile</text:span> der objektorientierten Programmierung <text:span text:style-name="T11">(OOP)</text:span></text:p>
      <text:p text:style-name="P12"/>
      <text:p text:style-name="P5">Objektorientierte Programmiersprachen wurden entwickelt, um folgende Dinge zu unterstützen:</text:p>
      <text:p text:style-name="P5"/>
      <text:list xml:id="list212816491770558" text:continue-numbering="true" text:style-name="L1">
        <text:list-item>
          <text:p text:style-name="P30"><text:span text:style-name="T8">Modellierung</text:span><text:span text:style-name="T6"> von </text:span><text:span text:style-name="T7">Anwendungsbereichen und Programmteilen</text:span><text:span text:style-name="T6"><text:line-break/>Ein</text:span><text:span text:style-name="T7">e</text:span><text:span text:style-name="T6"> </text:span><text:span text:style-name="T7">Software</text:span><text:span text:style-name="T6"> </text:span><text:span text:style-name="T7">hat oft einen Anwendungsbezug zu einer realen Situation</text:span><text:span text:style-name="T6">, z.B. die Buchhaltung einer Firma. Das Programm muss Aspekte dieser Realität </text:span><text:span text:style-name="T7">(Produkte, Kosten, Lieferanten usw.) </text:span><text:span text:style-name="T6">abbilden. </text:span><text:span text:style-name="T7">Außerdem besteht eine komplexe Software aus vielen Programmteilen.</text:span></text:p>
        </text:list-item>
      </text:list>
      <text:p text:style-name="P11"/>
      <text:list xml:id="list212815189454586" text:continue-numbering="true" text:style-name="L1">
        <text:list-item>
          <text:list>
            <text:list-item>
              <text:p text:style-name="P21">OOP-Sprachen unterstützen, reale Aspekte und Softwarekomponenten abstrakt als Modelle darzustellen.</text:p>
            </text:list-item>
          </text:list>
        </text:list-item>
      </text:list>
      <text:p text:style-name="P11"/>
      <text:list xml:id="list212815879384850" text:continue-numbering="true" text:style-name="L1">
        <text:list-item>
          <text:p text:style-name="P22"><text:span text:style-name="T2">Aufteilen der Arbeit</text:span> <text:span text:style-name="T5">an einem </text:span>Softwareprojekt auf viele Mitarbeiter<text:line-break/>Ein<text:span text:style-name="T5">e</text:span> Software wird heute <text:span text:style-name="T10">meist</text:span> von vielen Mitarbeitern erstellt, die an unterschiedlichen Teilen des Projektes arbeiten, z.B. an der graphischen Oberfläche, Netzwerk, Server-Software usw.</text:p>
        </text:list-item>
      </text:list>
      <text:p text:style-name="P8"/>
      <text:list xml:id="list212815632886636" text:continue-numbering="true" text:style-name="L1">
        <text:list-item>
          <text:list>
            <text:list-item>
              <text:p text:style-name="P22"><text:span text:style-name="T10">Durch die Unterteilung von Programmen in Module („Klassen“) wird</text:span> ermöglicht, dass ein Programmierer seinen Teil des Projekts <text:span text:style-name="T5">leicht </text:span>mit eine<text:span text:style-name="T5">n</text:span> anderen Teil<text:span text:style-name="T5">en</text:span> verknüpfen kann. <text:line-break/><text:span text:style-name="T10">Klassen definieren einfach verständliche „Schnittstellen“, so dass ein Programmierer sich nicht allzu sehr mit dem Quellcode seiner Kollegen beschäftigen muss.</text:span> <text:span text:style-name="T10">Das spart </text:span>Zeit und <text:span text:style-name="T10">vermeidet </text:span>Fehler und Missverständnisse.</text:p>
            </text:list-item>
          </text:list>
        </text:list-item>
      </text:list>
      <text:p text:style-name="P8"/>
      <text:list xml:id="list212816075924400" text:continue-numbering="true" text:style-name="L1">
        <text:list-item>
          <text:p text:style-name="P22">Ermöglichen von <text:span text:style-name="T2">Änderungen</text:span> und <text:span text:style-name="T2">Erweiterungen</text:span><text:line-break/>Softwareprojekte benötigen oft Jahre an Entwicklungszeit, und entwickeln sich auch danach laufend weiter. Während dieser langen Zeit werden oft von Seiten der Kunden <text:span text:style-name="T10">bzw. Anwender</text:span> Änderungen gewünscht.</text:p>
        </text:list-item>
      </text:list>
      <text:p text:style-name="P8"/>
      <text:list xml:id="list212814904324071" text:continue-numbering="true" text:style-name="L1">
        <text:list-item>
          <text:list>
            <text:list-item>
              <text:p text:style-name="P22">OOP-Sprachen unterstützen Änderungen bzw. Erweiterungen <text:span text:style-name="T10">dadurch, dass die einzelnen Module</text:span> (Klassen) im Idealfall nur geringe Abhängigkeit voneinander haben. So kann man einzelne <text:span text:style-name="T10">Klassen</text:span> <text:span text:style-name="T5">ändern /</text:span> austauschen, ohne die ganze Software <text:span text:style-name="T5">überarbeiten </text:span>zu müssen.</text:p>
            </text:list-item>
          </text:list>
        </text:list-item>
      </text:list>
      <text:p text:style-name="P6"/>
      <text:list xml:id="list212814781707695" text:continue-numbering="true" text:style-name="L1">
        <text:list-item>
          <text:p text:style-name="P23"><text:span text:style-name="T2">Wiederverwendung von Quellcode</text:span><text:line-break/><text:span text:style-name="T10">Bestimmte Teile von Software werden immer wieder in anderen Projekten benötigt. Durch den modularen Aufbau können diese Teile</text:span> in anderen Projekten wiederverwendet<text:span text:style-name="T10"> werden, was </text:span>Entwicklungszeit und <text:span text:style-name="T10">damit </text:span>Geld spar<text:span text:style-name="T10">t.</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draw:frame text:anchor-type="paragraph" draw:z-index="0" draw:name="Form1" draw:style-name="gr1" draw:text-style-name="P32" svg:width="1.795cm" svg:height="0.63cm" svg:x="15.196cm" svg:y="0.034cm"><draw:image xlink:href="Pictures/10000000000000580000001F84D8045FF773DCF2.png" xlink:type="simple" xlink:show="embed" xlink:actuate="onLoad" draw:mime-type="image/png"><text:p/></draw:image></draw:frame><text:span text:style-name="T17">Autor: </text:span><text:span text:style-name="T12">Christian Pothmann – </text:span><text:a xlink:type="simple" xlink:href="https://cpothmann.de/" text:style-name="Internet_20_link" text:visited-style-name="Visited_20_Internet_20_Link"><text:span text:style-name="T12">c</text:span></text:a><text:a xlink:type="simple" xlink:href="https://cpothmann.de/" text:style-name="Internet_20_link" text:visited-style-name="Visited_20_Internet_20_Link"><text:span text:style-name="T13">pothmann.de</text:span></text:a><text:span text:style-name="T13">, </text:span><text:span text:style-name="T14">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16">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3f6f6" officeooo:paragraph-rsid="0063f6f6"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065354970080">
            <table:table-cell table:style-name="Tabelle1.A1" office:value-type="string">
              <text:p text:style-name="MP1">Softwareentwicklung</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8-29T21:28:14.303000000</dc:date>
    <meta:editing-duration>PT7H36M41S</meta:editing-duration>
    <meta:editing-cycles>61</meta:editing-cycles>
    <meta:generator>LibreOffice/7.3.3.2$Windows_X86_64 LibreOffice_project/d1d0ea68f081ee2800a922cac8f79445e4603348</meta:generator>
    <meta:document-statistic meta:table-count="2" meta:image-count="0" meta:object-count="0" meta:page-count="3" meta:paragraph-count="34" meta:word-count="807" meta:character-count="6104" meta:non-whitespace-character-count="5338"/>
  </office:meta>
</office:document-meta>
</file>